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3">
      <style:text-properties style:font-name="Arial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P1" text:outline-level="3"><text:s/>Trabalhos Futuros</text:h>
      <text:p text:style-name="Text_20_body"><text:span text:style-name="T2">A proposta deste trabalho abre margem para diversas evoluções tecnológicas e educacionais. Como continuidade, uma das principais sugestões é a </text:span><text:span text:style-name="Strong_20_Emphasis"><text:span text:style-name="T2">ampliação do acervo digital</text:span></text:span><text:span text:style-name="T2"> presente na plataforma, incluindo registros audiovisuais, relatos orais da população e documentos históricos adicionais, conforme defendido por Almeida e Souza (2021), que destacam o papel da memória digital na valorização da identidade cultural local.</text:span></text:p>
      <text:p text:style-name="Text_20_body"><text:span text:style-name="T2">Outra proposta relevante é a </text:span><text:span text:style-name="Strong_20_Emphasis"><text:span text:style-name="T2">tradução do conteúdo para outros idiomas</text:span></text:span><text:span text:style-name="T2">, como inglês e espanhol. Segundo Costa e Oliveira (2022), a internacionalização de portais digitais de patrimônio pode ampliar a visibilidade turística de regiões históricas e contribuir para o fortalecimento da economia local por meio do turismo cultural.</text:span></text:p>
      <text:p text:style-name="Text_20_body"><text:span text:style-name="T2">A </text:span><text:span text:style-name="Strong_20_Emphasis"><text:span text:style-name="T2">criação de um aplicativo mobile</text:span></text:span><text:span text:style-name="T2"> também representa um caminho promissor. Com recursos como realidade aumentada e geolocalização, o uso de tecnologias imersivas pode fortalecer o vínculo entre a comunidade e seu patrimônio (Silva, 2023). Um app desse tipo poderia guiar o visitante em tempo real pelos bens culturais da cidade.</text:span></text:p>
      <text:p text:style-name="Text_20_body"><text:span text:style-name="T2">Além disso, é possível realizar a </text:span><text:span text:style-name="Strong_20_Emphasis"><text:span text:style-name="T2">integração com dados geoespaciais</text:span></text:span><text:span text:style-name="T2">, por meio de APIs como Google Maps, para oferecer rotas turísticas otimizadas e informações contextuais. A </text:span><text:span text:style-name="Strong_20_Emphasis"><text:span text:style-name="T2">interatividade</text:span></text:span><text:span text:style-name="T2"> do sistema pode ser melhorada com elementos de gamificação, visitas virtuais em 360º e quizzes, incentivando a participação de jovens no processo de preservação do patrimônio.</text:span></text:p>
      <text:p text:style-name="Text_20_body"><text:span text:style-name="T2">Sugere-se ainda a </text:span><text:span text:style-name="Strong_20_Emphasis"><text:span text:style-name="T2">formação de parcerias com instituições educacionais</text:span></text:span><text:span text:style-name="T2">, promovendo o uso do portal como ferramenta pedagógica em aulas de história e geografia, conforme defendido por Lima (2020), que demonstrou o potencial da tecnologia digital no ensino patrimonial.</text:span></text:p>
      <text:p text:style-name="Text_20_body"><text:span text:style-name="T2">Por fim, destaca-se a </text:span><text:span text:style-name="Strong_20_Emphasis"><text:span text:style-name="T2">importância do monitoramento contínuo da plataforma</text:span></text:span><text:span text:style-name="T2">, por meio de métricas de uso e formulários de feedback. Tais dados serão essenciais para avaliar o impacto do projeto na comunidade e direcionar melhorias futuras. Como continuidade acadêmica, recomenda-se a produção de artigos científicos a partir desta pesquisa, visando sua disseminação em eventos e periódicos da área de tecnologia e cultura.</text:span></text:p>
      <text:h text:style-name="P1" text:outline-level="3">Referências citadas</text:h>
      <text:p text:style-name="Text_20_body"><text:span text:style-name="T2">ALMEIDA, J. P.; SOUZA, R. F. </text:span><text:span text:style-name="Emphasis"><text:span text:style-name="T2">Memória digital e turismo cultural: o caso de Ouro Preto-MG</text:span></text:span><text:span text:style-name="T2">. Belo Horizonte: UFMG, 2021.</text:span></text:p>
      <text:p text:style-name="Text_20_body"><text:span text:style-name="T2">COSTA, M.; OLIVEIRA, R. </text:span><text:span text:style-name="Emphasis"><text:span text:style-name="T2">Democratização do acesso à memória histórica através da internet: o caso de São Paulo</text:span></text:span><text:span text:style-name="T2">. São Paulo: PUC-SP, 2022.</text:span></text:p>
      <text:p text:style-name="Text_20_body"><text:span text:style-name="T2">LIMA, C. E. </text:span><text:span text:style-name="Emphasis"><text:span text:style-name="T2">Realidade aumentada na educação patrimonial: o caso do Museu Virtual do Pantanal</text:span></text:span><text:span text:style-name="T2">. Cuiabá: UFMT, 2020.</text:span></text:p>
      <text:p text:style-name="Text_20_body"><text:span text:style-name="T2">SILVA, E. H. </text:span><text:span text:style-name="Emphasis"><text:span text:style-name="T2">Soluções tecnológicas de baixo custo para valorização do patrimônio cultural</text:span></text:span><text:span text:style-name="T2">. Salvador: UFBA, 2023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1T13:00:03.976000000</meta:creation-date>
    <dc:date>2025-06-11T13:04:10.108000000</dc:date>
    <meta:editing-duration>PT2M30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2" meta:word-count="390" meta:character-count="2641" meta:non-whitespace-character-count="2262"/>
  </office:meta>
</office:document-meta>
</file>